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PT Sans" svg:font-family="'PT Sans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D" style:family="table-column">
      <style:table-column-properties style:column-width="4.2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6"/>
    <style:style style:name="P4" style:family="paragraph" style:parent-style-name="Text_20_body">
      <style:paragraph-properties fo:margin-left="0cm" fo:margin-right="0cm" fo:margin-top="0cm" fo:margin-bottom="0.265cm" style:line-height-at-least="0.37cm" fo:text-align="start" style:justify-single-word="false" fo:orphans="2" fo:widows="2" fo:text-indent="0cm" style:auto-text-indent="false"/>
      <style:text-properties fo:font-variant="normal" fo:text-transform="none" fo:color="#3d3d3d" fo:letter-spacing="normal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 style:font-name="Arial1" fo:font-size="10pt" fo:font-style="normal" fo:font-weight="bold" fo:background-color="#fbfbff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text:span text:style-name="T1">1.  Following data is given about cricket teams of three countries:</text:span> 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5">Countries</text:p>
          </table:table-cell>
          <table:table-cell table:style-name="Table1.A1" office:value-type="string">
            <text:p text:style-name="P5">No of Players</text:p>
          </table:table-cell>
          <table:table-cell table:style-name="Table1.A1" office:value-type="string">
            <text:p text:style-name="P5">Average Runs</text:p>
          </table:table-cell>
          <table:table-cell table:style-name="Table1.D1" office:value-type="string">
            <text:p text:style-name="P5">Standard Deviation</text:p>
          </table:table-cell>
        </table:table-row>
        <table:table-row>
          <table:table-cell table:style-name="Table1.A2" office:value-type="string">
            <text:p text:style-name="P5">India</text:p>
          </table:table-cell>
          <table:table-cell table:style-name="Table1.B2" office:value-type="float" office:value="11">
            <text:p text:style-name="P5">11</text:p>
          </table:table-cell>
          <table:table-cell table:style-name="Table1.B2" office:value-type="float" office:value="60">
            <text:p text:style-name="P5">60</text:p>
          </table:table-cell>
          <table:table-cell table:style-name="Table1.D2" office:value-type="float" office:value="15">
            <text:p text:style-name="P5">15</text:p>
          </table:table-cell>
        </table:table-row>
        <table:table-row>
          <table:table-cell table:style-name="Table1.A2" office:value-type="string">
            <text:p text:style-name="P5">New Zealand</text:p>
          </table:table-cell>
          <table:table-cell table:style-name="Table1.B2" office:value-type="float" office:value="11">
            <text:p text:style-name="P5">11</text:p>
          </table:table-cell>
          <table:table-cell table:style-name="Table1.B2" office:value-type="float" office:value="50">
            <text:p text:style-name="P5">50</text:p>
          </table:table-cell>
          <table:table-cell table:style-name="Table1.D2" office:value-type="float" office:value="10">
            <text:p text:style-name="P5">10</text:p>
          </table:table-cell>
        </table:table-row>
        <table:table-row>
          <table:table-cell table:style-name="Table1.A2" office:value-type="string">
            <text:p text:style-name="P5">South Africa</text:p>
          </table:table-cell>
          <table:table-cell table:style-name="Table1.B2" office:value-type="float" office:value="11">
            <text:p text:style-name="P5">11</text:p>
          </table:table-cell>
          <table:table-cell table:style-name="Table1.B2" office:value-type="float" office:value="70">
            <text:p text:style-name="P5">70</text:p>
          </table:table-cell>
          <table:table-cell table:style-name="Table1.D2" office:value-type="float" office:value="12">
            <text:p text:style-name="P5">12</text:p>
          </table:table-cell>
        </table:table-row>
      </table:table>
      <text:p text:style-name="P4"/>
      <text:p text:style-name="Standard">Find Annova Coofficient?</text:p>
      <text:p text:style-name="Standard"/>
      <text:p text:style-name="Standard">H0= 0.05 for all mean being equal </text:p>
      <text:p text:style-name="Standard">H1= Mean not equal </text:p>
      <text:p text:style-name="Standard"/>
      <text:p text:style-name="Standard">N1=11</text:p>
      <text:p text:style-name="Standard">N2=11</text:p>
      <text:p text:style-name="Standard">N3=11</text:p>
      <text:p text:style-name="Standard">X Mean (India)– 60</text:p>
      <text:p text:style-name="Standard">X2 Mean(NZ)-50</text:p>
      <text:p text:style-name="Standard">X3 Mean(SA)-70</text:p>
      <text:p text:style-name="Standard">df 1 = C-1 = 3 – 1 = 2 </text:p>
      <text:p text:style-name="Standard">df 2 = N-1 = 33-3 = 30</text:p>
      <text:p text:style-name="Standard">Group Mean = 60+50+70/3 = 180/3=60.</text:p>
      <text:p text:style-name="Standard"/>
      <text:p text:style-name="Standard">SSA= 11(60-60) square + 11(50-60) square + 11(70-60) square</text:p>
      <text:p text:style-name="Standard">= 1100+1100 = 2200</text:p>
      <text:p text:style-name="Standard">MSA=SSA/c – 1 = 2200/3-1 = 1100</text:p>
      <text:p text:style-name="Standard">SSE(SSW)= sigma (n-1)SD square = (11-1)(15) square+ (11-1)(10) square+(11-1)(12) square</text:p>
      <text:p text:style-name="Standard">= 10(225)+10(100)+10(144)</text:p>
      <text:p text:style-name="Standard">=2250+1000+1440=4690</text:p>
      <text:p text:style-name="Standard">MSW=4690/33-3=156.33</text:p>
      <text:p text:style-name="Standard">Fstat alpha at 0.05=4.46</text:p>
      <text:p text:style-name="Standard"/>
      <text:p text:style-name="Standard">Fstat= MSA/MSW= 1100/156.33 = 7.03</text:p>
      <text:p text:style-name="Standard"/>
      <text:p text:style-name="Standard">We reject the H0 at 0.05 since the derived value is greater then the Alpha value. </text:p>
      <text:p text:style-name="Standard"/>
      <text:p text:style-name="Standard">Since, we have rejected the Null Hyptothesis we apply, Turkey-Kramer Test </text:p>
      <text:p text:style-name="Standard">which is for Alpha 0.05</text:p>
      <text:p text:style-name="Standard"/>
      <text:p text:style-name="Standard">Critical Range = Q alpha root of MSW/2 (1/nj+1/nj dash) </text:p>
      <text:p text:style-name="Standard">c=3, N-C=33-3=30 (3,30) Q Table </text:p>
      <text:p text:style-name="Standard">Q table =3.486</text:p>
      <text:p text:style-name="Standard"/>
      <text:p text:style-name="Standard">3.486 root of 156.33/2(1/11+1/11)=3.486 root 78.17(0.18)=14.0706 root=3.75</text:p>
      <text:p text:style-name="Standard">3.486 *3.75=13.07</text:p>
      <text:p text:style-name="Standard"/>
      <text:p text:style-name="Standard">Critical Range = 13.07 </text:p>
      <text:p text:style-name="Standard"/>
      <text:p text:style-name="Standard"/>
      <text:p text:style-name="Standard"/>
      <text:list xml:id="list3716487613714399388" text:style-name="L1">
        <text:list-item>
          <text:p text:style-name="P1"><text:soft-page-break/>The following data is given:</text:p>
        </text:list-item>
      </text:list>
      <text:p text:style-name="Standard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Table_20_Contents">Plant Name</text:p>
          </table:table-cell>
          <table:table-cell table:style-name="Table2.A1" office:value-type="string">
            <text:p text:style-name="Table_20_Contents">No of Plants</text:p>
          </table:table-cell>
          <table:table-cell table:style-name="Table2.A1" office:value-type="string">
            <text:p text:style-name="Table_20_Contents">Average Flowers</text:p>
          </table:table-cell>
          <table:table-cell table:style-name="Table2.D1" office:value-type="string">
            <text:p text:style-name="Table_20_Contents">Standard Deviation</text:p>
          </table:table-cell>
        </table:table-row>
        <table:table-row>
          <table:table-cell table:style-name="Table2.A2" office:value-type="string">
            <text:p text:style-name="Table_20_Contents">Rose</text:p>
          </table:table-cell>
          <table:table-cell table:style-name="Table2.B2" office:value-type="float" office:value="5">
            <text:p text:style-name="Table_20_Contents">5</text:p>
          </table:table-cell>
          <table:table-cell table:style-name="Table2.B2" office:value-type="float" office:value="12">
            <text:p text:style-name="Table_20_Contents">12</text:p>
          </table:table-cell>
          <table:table-cell table:style-name="Table2.D2" office:value-type="float" office:value="2">
            <text:p text:style-name="Table_20_Contents">2</text:p>
          </table:table-cell>
        </table:table-row>
        <table:table-row>
          <table:table-cell table:style-name="Table2.A2" office:value-type="string">
            <text:p text:style-name="Table_20_Contents">Marigold</text:p>
          </table:table-cell>
          <table:table-cell table:style-name="Table2.B2" office:value-type="float" office:value="5">
            <text:p text:style-name="Table_20_Contents">5</text:p>
          </table:table-cell>
          <table:table-cell table:style-name="Table2.B2" office:value-type="float" office:value="16">
            <text:p text:style-name="Table_20_Contents">16</text:p>
          </table:table-cell>
          <table:table-cell table:style-name="Table2.D2" office:value-type="float" office:value="1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Lily</text:p>
          </table:table-cell>
          <table:table-cell table:style-name="Table2.B2" office:value-type="float" office:value="5">
            <text:p text:style-name="Table_20_Contents">5</text:p>
          </table:table-cell>
          <table:table-cell table:style-name="Table2.B2" office:value-type="float" office:value="20">
            <text:p text:style-name="Table_20_Contents">20</text:p>
          </table:table-cell>
          <table:table-cell table:style-name="Table2.D2" office:value-type="float" office:value="4">
            <text:p text:style-name="Table_20_Contents">4</text:p>
          </table:table-cell>
        </table:table-row>
      </table:table>
      <text:p text:style-name="Standard"/>
      <text:p text:style-name="Standard">Calculate Annova Coefficient.</text:p>
      <text:p text:style-name="Standard"/>
      <text:p text:style-name="Standard">To Find the Annova Coefficient.</text:p>
      <text:p text:style-name="Standard">H0= 0.05 for all mean being equal </text:p>
      <text:p text:style-name="Standard">H1= Mean not equal </text:p>
      <text:p text:style-name="Standard">N1=5,N2=5,N3=5</text:p>
      <text:p text:style-name="Standard">Mean(R)-12,Mean(M)-16,Mean(L)-20 </text:p>
      <text:p text:style-name="Standard">df 1 = C-1 = 3 – 1 = 2 </text:p>
      <text:p text:style-name="Standard">df 2 = N-1 = 15-3 = 12</text:p>
      <text:p text:style-name="Standard">Alpha Fstat is 3.89</text:p>
      <text:p text:style-name="Standard">Group Mean = 12+16+20/3 =16.</text:p>
      <text:p text:style-name="Standard">SSA= 5(12-16) square + 5(16-16) square + 5(20-16) square</text:p>
      <text:p text:style-name="Standard">= 5(16)+0+5(16)</text:p>
      <text:p text:style-name="Standard">=80+0+80=160</text:p>
      <text:p text:style-name="Standard">MSA=SSA/c – 1 = 160/3-1 = 80</text:p>
      <text:p text:style-name="Standard">SSA=160</text:p>
      <text:p text:style-name="Standard">SSE(SSW)= sigma (n-1)SD square = (11-1)(2) square+ (11-1)(1) square+(11-1)(4) square</text:p>
      <text:p text:style-name="Standard">= 4(4)+4(1)+4(16)</text:p>
      <text:p text:style-name="Standard">=16+4+64=84</text:p>
      <text:p text:style-name="Standard">MSW=SSA/n-c =84/15-3=84/12=7</text:p>
      <text:p text:style-name="Standard">Fstat= MSA/MSW = 80/7=11.42</text:p>
      <text:p text:style-name="Standard">We reject the H0 at 0.05 since the derived value is greater then the Alpha value. </text:p>
      <text:p text:style-name="Standard"/>
      <text:p text:style-name="Standard">3.From the following data , perform a one way analysis of variance from the following alpha=0.05</text:p>
      <text:p text:style-name="Standard">write up the results in APA format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Group1</text:p>
          </table:table-cell>
          <table:table-cell table:style-name="Table3.A1" office:value-type="string">
            <text:p text:style-name="Table_20_Contents">Group2</text:p>
          </table:table-cell>
          <table:table-cell table:style-name="Table3.C1" office:value-type="string">
            <text:p text:style-name="Table_20_Contents">Group3</text:p>
          </table:table-cell>
        </table:table-row>
        <table:table-row>
          <table:table-cell table:style-name="Table3.A2" office:value-type="float" office:value="51">
            <text:p text:style-name="Table_20_Contents">51</text:p>
          </table:table-cell>
          <table:table-cell table:style-name="Table3.A2" office:value-type="float" office:value="23">
            <text:p text:style-name="Table_20_Contents">23</text:p>
          </table:table-cell>
          <table:table-cell table:style-name="Table3.C2" office:value-type="float" office:value="56">
            <text:p text:style-name="Table_20_Contents">56</text:p>
          </table:table-cell>
        </table:table-row>
        <table:table-row>
          <table:table-cell table:style-name="Table3.A2" office:value-type="float" office:value="45">
            <text:p text:style-name="Table_20_Contents">45</text:p>
          </table:table-cell>
          <table:table-cell table:style-name="Table3.A2" office:value-type="float" office:value="43">
            <text:p text:style-name="Table_20_Contents">43</text:p>
          </table:table-cell>
          <table:table-cell table:style-name="Table3.C2" office:value-type="float" office:value="76">
            <text:p text:style-name="Table_20_Contents">76</text:p>
          </table:table-cell>
        </table:table-row>
        <table:table-row>
          <table:table-cell table:style-name="Table3.A2" office:value-type="float" office:value="33">
            <text:p text:style-name="Table_20_Contents">33</text:p>
          </table:table-cell>
          <table:table-cell table:style-name="Table3.A2" office:value-type="float" office:value="23">
            <text:p text:style-name="Table_20_Contents">23</text:p>
          </table:table-cell>
          <table:table-cell table:style-name="Table3.C2" office:value-type="float" office:value="74">
            <text:p text:style-name="Table_20_Contents">74</text:p>
          </table:table-cell>
        </table:table-row>
        <table:table-row>
          <table:table-cell table:style-name="Table3.A2" office:value-type="float" office:value="45">
            <text:p text:style-name="Table_20_Contents">45</text:p>
          </table:table-cell>
          <table:table-cell table:style-name="Table3.A2" office:value-type="float" office:value="43">
            <text:p text:style-name="Table_20_Contents">43</text:p>
          </table:table-cell>
          <table:table-cell table:style-name="Table3.C2" office:value-type="float" office:value="87">
            <text:p text:style-name="Table_20_Contents">87</text:p>
          </table:table-cell>
        </table:table-row>
        <table:table-row>
          <table:table-cell table:style-name="Table3.A2" office:value-type="float" office:value="67">
            <text:p text:style-name="Table_20_Contents">67</text:p>
          </table:table-cell>
          <table:table-cell table:style-name="Table3.A2" office:value-type="float" office:value="45">
            <text:p text:style-name="Table_20_Contents">45</text:p>
          </table:table-cell>
          <table:table-cell table:style-name="Table3.C2" office:value-type="float" office:value="56">
            <text:p text:style-name="Table_20_Contents">56</text:p>
          </table:table-cell>
        </table:table-row>
      </table:table>
      <text:p text:style-name="Standard"><text:line-break/>H0= 0.05 for all mean being equal </text:p>
      <text:p text:style-name="Standard">H1= Mean not equal </text:p>
      <text:p text:style-name="Standard">N1=5,N2=5,N3=5</text:p>
      <text:p text:style-name="Standard">Mean(Group1)-51+45+33+45+67/5,Mean(Group2)-23+43+23+43+45/5,Mean(Group3)-56+76+74+87+56/5</text:p>
      <text:p text:style-name="Standard">= 48.2,35.4,69.8</text:p>
      <text:p text:style-name="Standard">df 1 = C-1 = 3 – 1 = 2 </text:p>
      <text:p text:style-name="Standard">df 2 = N-1 = 15-3 = 12</text:p>
      <text:p text:style-name="Standard"><text:soft-page-break/>Alpha Fstat is 3.89</text:p>
      <text:p text:style-name="Standard">Group Mean = 48.2+35.4+69.8/3 = 51.13</text:p>
      <text:p text:style-name="Standard">SSA= 5(48.2-51.1) square + 5(35.4-51.1) square + 5(69.8-51.1) square</text:p>
      <text:p text:style-name="Standard">= 5(2.9)+5(15.7)+5(18.7)</text:p>
      <text:p text:style-name="Standard">=5(8.41)+5(246.49)+5(349.69)</text:p>
      <text:p text:style-name="Standard">=42.05+1232.45+1748.45</text:p>
      <text:p text:style-name="Standard">=3022.95</text:p>
      <text:p text:style-name="Standard"/>
      <text:p text:style-name="Standard">MSA=SSA/c – 1 = 3022.95/3-1 = 1511.48</text:p>
      <text:p text:style-name="Standard"/>
      <text:p text:style-name="Standard">SSW= a)(51-48.2) square + (45-48.2)square+(33-48.2)square+(45-48.2) square+(67-48.2)square</text:p>
      <text:p text:style-name="Standard"><text:tab/>a=7.84+10.24+231.04+10.24+353.44=612.8</text:p>
      <text:p text:style-name="Standard"><text:tab/>b)(23-35.4) square +(43-35.4)square+(23-35.4)square+(43-35.4)square+(45-35.4) square</text:p>
      <text:p text:style-name="Standard"><text:tab/>b=153.76+57.76+153.76+57.76+92.16=515.2</text:p>
      <text:p text:style-name="Standard"><text:tab/>c=(56-69.8) square+(76-69.8) square + (74-69.8)square+(87-69.8)square+(56-69.8) square</text:p>
      <text:p text:style-name="Standard"><text:tab/>c=190.44+38.44+17.64+295.84+190.44=732.8</text:p>
      <text:p text:style-name="Standard"><text:tab/>= 612.8+515.2+732.8 =1860.8</text:p>
      <text:p text:style-name="Standard">MSW=SSW/(n-c)= 1860.8/15-3=155.06</text:p>
      <text:p text:style-name="Standard"/>
      <text:p text:style-name="Standard">Fstat = MSA/MSW = 1511.48/155.06=9.75</text:p>
      <text:p text:style-name="Standard"/>
      <text:p text:style-name="Standard">We reject the Null Hypothesis since, Alpha Fstat is lesser than the derived Fstat</text:p>
      <text:p text:style-name="Standard"/>
      <text:p text:style-name="Standard"/>
      <text:p text:style-name="Standard"/>
      <text:p text:style-name="Standard">4.Alpha <text:s/>- 0.01</text:p>
      <text:p text:style-name="Standard">N<text:tab/>Mean<text:tab/>SD</text:p>
      <text:p text:style-name="Standard">30<text:tab/>50.26<text:tab/>10.45</text:p>
      <text:p text:style-name="Standard">30<text:tab/>45.32<text:tab/>12.76</text:p>
      <text:p text:style-name="Standard">30<text:tab/>53.67<text:tab/>11.47</text:p>
      <text:p text:style-name="Standard"/>
      <text:p text:style-name="Standard">Grouped Mean = 49.75</text:p>
      <text:p text:style-name="Standard"/>
      <text:p text:style-name="Standard">SSA= 30(50.26-49.75) square+ 30(45.32-49.75) square+30(53.67-49.75) square</text:p>
      <text:p text:style-name="Standard"><text:tab/>= 30 (0.51) square + 30 (4.43)square+30(5.92) square</text:p>
      <text:p text:style-name="Standard"><text:tab/>=30(0.2601)+30(19.62)+30(15.36)</text:p>
      <text:p text:style-name="Standard"><text:tab/>=7.8+588.6+460.8 = 1057.2</text:p>
      <text:p text:style-name="Standard">MSA= 1057.2/c-1(3-1) = 528.6</text:p>
      <text:p text:style-name="Standard"/>
      <text:p text:style-name="Standard">SSW= (30-1)(10.45) square+(30-1) (12.76) square+(30-1)(11.47) square</text:p>
      <text:p text:style-name="Standard"><text:tab/>=29(109.2)+29(162.81)+29(131.56)</text:p>
      <text:p text:style-name="Standard"><text:tab/>=3166.8+4721.49+3812.24</text:p>
      <text:p text:style-name="Standard"><text:tab/>=11703.53</text:p>
      <text:p text:style-name="Standard">MSW=11703.53/n-c(90-3) = 134.52</text:p>
      <text:p text:style-name="Standard">Fstat= 528.6/134.52=3.92</text:p>
      <text:p text:style-name="Standard">F alpha=4.98 </text:p>
      <text:p text:style-name="Standard">Fstat&lt;f Alpha so, H0 is valid and we accept the Hypothesis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Alpha – 0.01</text:p>
      <text:p text:style-name="Standard"/>
      <text:p text:style-name="Standard"><text:tab/><text:tab/>N<text:tab/>Mean <text:tab/>SD</text:p>
      <text:p text:style-name="Standard">Control<text:tab/>40<text:tab/>21.4<text:tab/>4.5</text:p>
      <text:p text:style-name="Standard">CBT<text:tab/><text:tab/>40<text:tab/>16.9<text:tab/>5.5</text:p>
      <text:p text:style-name="Standard">CCT<text:tab/><text:tab/>40<text:tab/>19.1<text:tab/>5.8</text:p>
      <text:p text:style-name="Standard"/>
      <text:p text:style-name="Standard"/>
      <text:p text:style-name="Standard">Grouped Mean = 21.4+16.9+19.1/3=19.13</text:p>
      <text:p text:style-name="Standard"/>
      <text:p text:style-name="Standard">SSA= 40(21.4-19.1)+40(16.9-19.1)+40(19.1-19.1)</text:p>
      <text:p text:style-name="Standard">= 40(5.29)+40(4.84)+40(0)</text:p>
      <text:p text:style-name="Standard">=211.6+193.6=405.2</text:p>
      <text:p text:style-name="Standard">MSA=SSA/c-1(3-1)=405.2/2=202.6</text:p>
      <text:p text:style-name="Standard">SSW=(40-1)(4.5)square+(40-1)(5.5)square+(40-1)(5.8)square</text:p>
      <text:p text:style-name="Standard">=39*20.25+39*30.25+39*33.64</text:p>
      <text:p text:style-name="Standard">=789.75+1179.75+1311.96=3281.46</text:p>
      <text:p text:style-name="Standard">MSW=SSW/n-c(120-3)=3281.46/117=28.04</text:p>
      <text:p text:style-name="Standard">Fstat= MSA/MSW = 202.6/28.04=7.22</text:p>
      <text:p text:style-name="Standard"/>
      <text:p text:style-name="Standard">F Alpha is at 0.01 = 4.82</text:p>
      <text:p text:style-name="Standard">df 1 = C-1 = 3 – 1 = 2 </text:p>
      <text:p text:style-name="Standard">df 2 = N-1 = 120-3 = 117 </text:p>
      <text:p text:style-name="Standard"/>
      <text:p text:style-name="Standard">H0 is greater then the value of Alpha so , we reject the hypothesis. </text:p>
      <text:p text:style-name="Standard"/>
      <text:p text:style-name="Standard"/>
      <text:p text:style-name="Standard">6.Alpha -0.05</text:p>
      <text:list xml:id="list596194501990854882" text:style-name="L6">
        <text:list-header>
          <text:p text:style-name="P3"/>
        </text:list-header>
      </text:list>
      <text:p text:style-name="Standard">N<text:tab/>Mean<text:tab/><text:tab/>SD</text:p>
      <text:p text:style-name="Standard">50<text:tab/>170.5<text:tab/><text:tab/>14.5</text:p>
      <text:p text:style-name="Standard">50<text:tab/>168.3<text:tab/><text:tab/>12.8</text:p>
      <text:p text:style-name="Standard">50<text:tab/>167.6<text:tab/><text:tab/>17.7</text:p>
      <text:p text:style-name="Standard">50<text:tab/>172.8<text:tab/><text:tab/>16.8</text:p>
      <text:p text:style-name="Standard"/>
      <text:p text:style-name="Standard">Grouped Mean = 169.8</text:p>
      <text:p text:style-name="Standard"/>
      <text:p text:style-name="Standard">SSA=50(170.5-169.8)square+50(168.3-169.8)square+50(167.6-169.8) square+50(172.8-169.8) square</text:p>
      <text:p text:style-name="Standard">=50(0.7)square+50(1.5)square+50(2.2)square+50(3)square</text:p>
      <text:p text:style-name="Standard">=24.5+112.5+242+450</text:p>
      <text:p text:style-name="Standard">=829</text:p>
      <text:p text:style-name="Standard">MSA=829/3=276.33</text:p>
      <text:p text:style-name="Standard">SSW=(50-1)(14.5)square+(50-1)(12.8)square+(50-1)(17.7)square+(50-1)(16.8)square</text:p>
      <text:p text:style-name="Standard">=49(210.25)+49(163.84)+49(313.29)+49(282.24)</text:p>
      <text:p text:style-name="Standard">=10302.25+8028.16+15351.21+13829.76</text:p>
      <text:p text:style-name="Standard">=47511.38</text:p>
      <text:p text:style-name="Standard">MSW=47511.38/n-c(200-4)=47511.38/196=242.40</text:p>
      <text:p text:style-name="Standard"/>
      <text:p text:style-name="Standard">Fstat= MSA/MSW = 276.33/242.40=1.15(rounded off)</text:p>
      <text:p text:style-name="Standard">F alpha at 0.05 = </text:p>
      <text:p text:style-name="Standard">df1= c-1 = 4-1=3</text:p>
      <text:p text:style-name="Standard"><text:soft-page-break/>df2= N-1=200-4 =196 = 3.04 </text:p>
      <text:p text:style-name="Standard"/>
      <text:p text:style-name="Standard"/>
      <text:p text:style-name="Standard">Fstat&lt;F alpha , so we accept the H0 hypothesis </text:p>
      <text:p text:style-name="Standard"/>
      <text:p text:style-name="Standard"/>
      <text:p text:style-name="Standard">7.Chi Square = sigma[(observed-expected)2 / expected]</text:p>
      <text:p text:style-name="Standard">=(6-6.24) square/6.24+(6-5.76) square/5.76+(16-16.12) square /16.12 +(15-*14.88) square /14.88</text:p>
      <text:p text:style-name="Standard">+(4-3.64) square/3.64 +(3-3.36) square/3.36</text:p>
      <text:p text:style-name="Standard"/>
      <text:p text:style-name="Standard">= 0.24 square/6.24 +(0.24) square/5.76+(0.12) square/16.12+(0.12) square/14.88</text:p>
      <text:p text:style-name="Standard">=0.05/6.24+0.05+5.76+0.01/16.12+0.01/14.88</text:p>
      <text:p text:style-name="Standard">=0.008+0.008+0.0006+0.0006</text:p>
      <text:p text:style-name="Standard">=0.0172</text:p>
      <text:p text:style-name="Standard">df(rows-1) (columns -1 ) = (3-1)(2-1)= 2 </text:p>
      <text:p text:style-name="Standard"/>
      <text:p text:style-name="Standard">8.Observed= 8 expected=15</text:p>
      <text:p text:style-name="Standard"/>
      <text:p text:style-name="Standard">Chi square = (8-15) square /15 = (-7)2 /15 =49/15 = 3.26</text:p>
      <text:p text:style-name="Standard"/>
      <text:p text:style-name="Standard"/>
      <text:p text:style-name="Standard">9.Chi Square= (12-16) square/16+(16-8) square/8 +(20-25) square/25</text:p>
      <text:list xml:id="list7911205972806183845" text:style-name="L3">
        <text:list-header>
          <text:p text:style-name="P2">16/16+64/8+25/25</text:p>
          <text:p text:style-name="P2">Chi Square = 8</text:p>
          <text:p text:style-name="P2"/>
        </text:list-header>
      </text:list>
      <text:p text:style-name="Standard"/>
      <text:p text:style-name="Standard">10. Expected Cell Value</text:p>
      <text:p text:style-name="Standard">(1 * 1) – 450*400/1000=180</text:p>
      <text:p text:style-name="Standard">(2*1) – 450*600/1000=270</text:p>
      <text:p text:style-name="Standard">(1*2) – 450*400/1000 = 180</text:p>
      <text:p text:style-name="Standard">(2*2) – 450*600/100=270</text:p>
      <text:p text:style-name="Standard">(1*3) – 100*400/1000=40</text:p>
      <text:p text:style-name="Standard">(3*2) – 100*600/1000=60</text:p>
      <text:p text:style-name="Standard"/>
      <text:p text:style-name="Standard">Chi Square= (200-180) square /180 + (150-180) square/180+(50-40) square/40+(250-270) square/270+(300-270) square/270+(50-60) square /60</text:p>
      <text:p text:style-name="Standard">=2.22+5+2.5+1.48+3.33+1.66</text:p>
      <text:p text:style-name="Standard">ChiSquare = 16.1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PT Sans" svg:font-family="'PT Sans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31T12:38:40.79</meta:creation-date>
    <dc:date>2019-07-31T18:58:35.45</dc:date>
    <meta:editing-duration>PT6H19M50S</meta:editing-duration>
    <meta:editing-cycles>11</meta:editing-cycles>
    <meta:generator>OpenOffice/4.1.5$Win32 OpenOffice.org_project/415m1$Build-9789</meta:generator>
    <meta:document-statistic meta:table-count="3" meta:image-count="0" meta:object-count="0" meta:page-count="5" meta:paragraph-count="213" meta:word-count="775" meta:character-count="5707"/>
  </office:meta>
</office:document-meta>
</file>